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936d" officeooo:paragraph-rsid="000f936d"/>
    </style:style>
    <style:style style:name="P2" style:family="paragraph" style:parent-style-name="Standard">
      <style:text-properties officeooo:rsid="0010e3c5" officeooo:paragraph-rsid="0010e3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 redis 配置</text:p>
      <text:p text:style-name="P2">redis的docker镜像不包括redis.conf需要去官网下载 <text:a xlink:type="simple" xlink:href="https://redis.io/docs/management/config/" text:style-name="Internet_20_link" text:visited-style-name="Visited_20_Internet_20_Link">https://redis.io/docs/management/config/</text:a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CJK SC" style:font-family-complex="'Noto Sans CJK SC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2:17:03.104705642</meta:creation-date>
    <dc:date>2023-02-09T12:18:21.822866986</dc:date>
    <meta:editing-duration>PT1M1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" meta:word-count="21" meta:character-count="90" meta:non-whitespace-character-count="87"/>
  </office:meta>
</office:document-meta>
</file>